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hap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]&amp;&quot;=&quot;&amp;[.C4]&amp;&quot;.&quot;&amp;[.D4]" office:value-type="string" office:string-value="1=Gal.1" calcext:value-type="string">
            <text:p>1=Gal.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al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&amp;&quot;=&quot;&amp;[.C5]&amp;&quot;.&quot;&amp;[.D5]" office:value-type="string" office:string-value="2=Gal.2" calcext:value-type="string">
            <text:p>2=Gal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al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6]&amp;&quot;=&quot;&amp;[.C6]&amp;&quot;.&quot;&amp;[.D6]" office:value-type="string" office:string-value="3=Gal.3" calcext:value-type="string">
            <text:p>3=Gal.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al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7]&amp;&quot;=&quot;&amp;[.C7]&amp;&quot;.&quot;&amp;[.D7]" office:value-type="string" office:string-value="4=Gal.4" calcext:value-type="string">
            <text:p>4=Gal.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al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]&amp;&quot;=&quot;&amp;[.C8]&amp;&quot;.&quot;&amp;[.D8]" office:value-type="string" office:string-value="5=Gal.5" calcext:value-type="string">
            <text:p>5=Gal.5</text:p>
          </table:table-cell>
        </table:table-row>
        <table:table-row table:style-name="ro1">
          <table:table-cell office:value-type="string" calcext:value-type="string">
            <text:p>Week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l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9]&amp;&quot;=&quot;&amp;[.C9]&amp;&quot;.&quot;&amp;[.D9]" office:value-type="string" office:string-value="8=Gal.6" calcext:value-type="string">
            <text:p>8=Gal.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a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0]&amp;&quot;=&quot;&amp;[.C10]&amp;&quot;.&quot;&amp;[.D10]" office:value-type="string" office:string-value="9=Jas.1" calcext:value-type="string">
            <text:p>9=Jas.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a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]&amp;&quot;=&quot;&amp;[.C11]&amp;&quot;.&quot;&amp;[.D11]" office:value-type="string" office:string-value="10=Jas.2" calcext:value-type="string">
            <text:p>10=Jas.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as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2]&amp;&quot;=&quot;&amp;[.C12]&amp;&quot;.&quot;&amp;[.D12]" office:value-type="string" office:string-value="11=Jas.3" calcext:value-type="string">
            <text:p>11=Jas.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as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3]&amp;&quot;=&quot;&amp;[.C13]&amp;&quot;.&quot;&amp;[.D13]" office:value-type="string" office:string-value="12=Jas.4" calcext:value-type="string">
            <text:p>12=Jas.4</text:p>
          </table:table-cell>
        </table:table-row>
        <table:table-row table:style-name="ro1">
          <table:table-cell office:value-type="string" calcext:value-type="string">
            <text:p>Week 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as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]&amp;&quot;=&quot;&amp;[.C14]&amp;&quot;.&quot;&amp;[.D14]" office:value-type="string" office:string-value="15=Jas.5" calcext:value-type="string">
            <text:p>15=Jas.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t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5]&amp;&quot;=&quot;&amp;[.C15]&amp;&quot;.&quot;&amp;[.D15]" office:value-type="string" office:string-value="16=Matt.1" calcext:value-type="string">
            <text:p>16=Matt.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tt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6]&amp;&quot;=&quot;&amp;[.C16]&amp;&quot;.&quot;&amp;[.D16]" office:value-type="string" office:string-value="17=Matt.2" calcext:value-type="string">
            <text:p>17=Matt.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att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7]&amp;&quot;=&quot;&amp;[.C17]&amp;&quot;.&quot;&amp;[.D17]" office:value-type="string" office:string-value="18=Matt.3" calcext:value-type="string">
            <text:p>18=Matt.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att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8]&amp;&quot;=&quot;&amp;[.C18]&amp;&quot;.&quot;&amp;[.D18]" office:value-type="string" office:string-value="19=Matt.4" calcext:value-type="string">
            <text:p>19=Matt.4</text:p>
          </table:table-cell>
        </table:table-row>
        <table:table-row table:style-name="ro1">
          <table:table-cell office:value-type="string" calcext:value-type="string">
            <text:p>Week 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9]&amp;&quot;=&quot;&amp;[.C19]&amp;&quot;.&quot;&amp;[.D19]" office:value-type="string" office:string-value="22=Matt.5" calcext:value-type="string">
            <text:p>22=Matt.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tt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20]&amp;&quot;=&quot;&amp;[.C20]&amp;&quot;.&quot;&amp;[.D20]" office:value-type="string" office:string-value="23=Matt.6" calcext:value-type="string">
            <text:p>23=Matt.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att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21]&amp;&quot;=&quot;&amp;[.C21]&amp;&quot;.&quot;&amp;[.D21]" office:value-type="string" office:string-value="24=Matt.7" calcext:value-type="string">
            <text:p>24=Matt.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att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22]&amp;&quot;=&quot;&amp;[.C22]&amp;&quot;.&quot;&amp;[.D22]" office:value-type="string" office:string-value="25=Matt.8" calcext:value-type="string">
            <text:p>25=Matt.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tt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23]&amp;&quot;=&quot;&amp;[.C23]&amp;&quot;.&quot;&amp;[.D23]" office:value-type="string" office:string-value="26=Matt.9" calcext:value-type="string">
            <text:p>26=Matt.9</text:p>
          </table:table-cell>
        </table:table-row>
        <table:table-row table:style-name="ro1">
          <table:table-cell office:value-type="string" calcext:value-type="string">
            <text:p>Week 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tt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&amp;&quot;=&quot;&amp;[.C24]&amp;&quot;.&quot;&amp;[.D24]" office:value-type="string" office:string-value="29=Matt.10" calcext:value-type="string">
            <text:p>29=Matt.1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tt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25]&amp;&quot;=&quot;&amp;[.C25]&amp;&quot;.&quot;&amp;[.D25]" office:value-type="string" office:string-value="30=Matt.11" calcext:value-type="string">
            <text:p>30=Matt.1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tt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26]&amp;&quot;=&quot;&amp;[.C26]&amp;&quot;.&quot;&amp;[.D26]" office:value-type="string" office:string-value="31=Matt.12" calcext:value-type="string">
            <text:p>31=Matt.1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att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27]&amp;&quot;=&quot;&amp;[.C27]&amp;&quot;.&quot;&amp;[.D27]" office:value-type="string" office:string-value="32=Matt.13" calcext:value-type="string">
            <text:p>32=Matt.1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att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28]&amp;&quot;=&quot;&amp;[.C28]&amp;&quot;.&quot;&amp;[.D28]" office:value-type="string" office:string-value="33=Matt.14" calcext:value-type="string">
            <text:p>33=Matt.14</text:p>
          </table:table-cell>
        </table:table-row>
        <table:table-row table:style-name="ro1">
          <table:table-cell office:value-type="string" calcext:value-type="string">
            <text:p>Week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tt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9]&amp;&quot;=&quot;&amp;[.C29]&amp;&quot;.&quot;&amp;[.D29]" office:value-type="string" office:string-value="36=Matt.15" calcext:value-type="string">
            <text:p>36=Matt.1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att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30]&amp;&quot;=&quot;&amp;[.C30]&amp;&quot;.&quot;&amp;[.D30]" office:value-type="string" office:string-value="37=Matt.16" calcext:value-type="string">
            <text:p>37=Matt.1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att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31]&amp;&quot;=&quot;&amp;[.C31]&amp;&quot;.&quot;&amp;[.D31]" office:value-type="string" office:string-value="38=Matt.17" calcext:value-type="string">
            <text:p>38=Matt.1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att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32]&amp;&quot;=&quot;&amp;[.C32]&amp;&quot;.&quot;&amp;[.D32]" office:value-type="string" office:string-value="39=Matt.18" calcext:value-type="string">
            <text:p>39=Matt.1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tt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33]&amp;&quot;=&quot;&amp;[.C33]&amp;&quot;.&quot;&amp;[.D33]" office:value-type="string" office:string-value="40=Matt.19" calcext:value-type="string">
            <text:p>40=Matt.19</text:p>
          </table:table-cell>
        </table:table-row>
        <table:table-row table:style-name="ro1">
          <table:table-cell office:value-type="string" calcext:value-type="string">
            <text:p>Week 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tt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34]&amp;&quot;=&quot;&amp;[.C34]&amp;&quot;.&quot;&amp;[.D34]" office:value-type="string" office:string-value="43=Matt.20" calcext:value-type="string">
            <text:p>43=Matt.2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att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35]&amp;&quot;=&quot;&amp;[.C35]&amp;&quot;.&quot;&amp;[.D35]" office:value-type="string" office:string-value="44=Matt.21" calcext:value-type="string">
            <text:p>44=Matt.2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att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36]&amp;&quot;=&quot;&amp;[.C36]&amp;&quot;.&quot;&amp;[.D36]" office:value-type="string" office:string-value="45=Matt.22" calcext:value-type="string">
            <text:p>45=Matt.2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att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37]&amp;&quot;=&quot;&amp;[.C37]&amp;&quot;.&quot;&amp;[.D37]" office:value-type="string" office:string-value="46=Matt.23" calcext:value-type="string">
            <text:p>46=Matt.23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at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38]&amp;&quot;=&quot;&amp;[.C38]&amp;&quot;.&quot;&amp;[.D38]" office:value-type="string" office:string-value="47=Matt.24" calcext:value-type="string">
            <text:p>47=Matt.24</text:p>
          </table:table-cell>
        </table:table-row>
        <table:table-row table:style-name="ro1">
          <table:table-cell office:value-type="string" calcext:value-type="string">
            <text:p>Week 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tt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39]&amp;&quot;=&quot;&amp;[.C39]&amp;&quot;.&quot;&amp;[.D39]" office:value-type="string" office:string-value="50=Matt.25" calcext:value-type="string">
            <text:p>50=Matt.2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tt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40]&amp;&quot;=&quot;&amp;[.C40]&amp;&quot;.&quot;&amp;[.D40]" office:value-type="string" office:string-value="51=Matt.26" calcext:value-type="string">
            <text:p>51=Matt.26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att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41]&amp;&quot;=&quot;&amp;[.C41]&amp;&quot;.&quot;&amp;[.D41]" office:value-type="string" office:string-value="52=Matt.27" calcext:value-type="string">
            <text:p>52=Matt.2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att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42]&amp;&quot;=&quot;&amp;[.C42]&amp;&quot;.&quot;&amp;[.D42]" office:value-type="string" office:string-value="53=Matt.28" calcext:value-type="string">
            <text:p>53=Matt.2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Ro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3]&amp;&quot;=&quot;&amp;[.C43]&amp;&quot;.&quot;&amp;[.D43]" office:value-type="string" office:string-value="54=Rom.1" calcext:value-type="string">
            <text:p>54=Rom.1</text:p>
          </table:table-cell>
        </table:table-row>
        <table:table-row table:style-name="ro1">
          <table:table-cell office:value-type="string" calcext:value-type="string">
            <text:p>Week 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m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4]&amp;&quot;=&quot;&amp;[.C44]&amp;&quot;.&quot;&amp;[.D44]" office:value-type="string" office:string-value="57=Rom.2" calcext:value-type="string">
            <text:p>57=Rom.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45]&amp;&quot;=&quot;&amp;[.C45]&amp;&quot;.&quot;&amp;[.D45]" office:value-type="string" office:string-value="58=Rom.3" calcext:value-type="string">
            <text:p>58=Rom.3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Rom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46]&amp;&quot;=&quot;&amp;[.C46]&amp;&quot;.&quot;&amp;[.D46]" office:value-type="string" office:string-value="59=Rom.4" calcext:value-type="string">
            <text:p>59=Rom.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Rom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7]&amp;&quot;=&quot;&amp;[.C47]&amp;&quot;.&quot;&amp;[.D47]" office:value-type="string" office:string-value="60=Rom.5" calcext:value-type="string">
            <text:p>60=Rom.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Rom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48]&amp;&quot;=&quot;&amp;[.C48]&amp;&quot;.&quot;&amp;[.D48]" office:value-type="string" office:string-value="61=Rom.6" calcext:value-type="string">
            <text:p>61=Rom.6</text:p>
          </table:table-cell>
        </table:table-row>
        <table:table-row table:style-name="ro1">
          <table:table-cell office:value-type="string" calcext:value-type="string">
            <text:p>Week 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om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49]&amp;&quot;=&quot;&amp;[.C49]&amp;&quot;.&quot;&amp;[.D49]" office:value-type="string" office:string-value="64=Rom.7" calcext:value-type="string">
            <text:p>64=Rom.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Rom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50]&amp;&quot;=&quot;&amp;[.C50]&amp;&quot;.&quot;&amp;[.D50]" office:value-type="string" office:string-value="65=Rom.8" calcext:value-type="string">
            <text:p>65=Rom.8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Rom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51]&amp;&quot;=&quot;&amp;[.C51]&amp;&quot;.&quot;&amp;[.D51]" office:value-type="string" office:string-value="66=Rom.9" calcext:value-type="string">
            <text:p>66=Rom.9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Rom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52]&amp;&quot;=&quot;&amp;[.C52]&amp;&quot;.&quot;&amp;[.D52]" office:value-type="string" office:string-value="67=Rom.10" calcext:value-type="string">
            <text:p>67=Rom.1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Rom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53]&amp;&quot;=&quot;&amp;[.C53]&amp;&quot;.&quot;&amp;[.D53]" office:value-type="string" office:string-value="68=Rom.11" calcext:value-type="string">
            <text:p>68=Rom.11</text:p>
          </table:table-cell>
        </table:table-row>
        <table:table-row table:style-name="ro1">
          <table:table-cell office:value-type="string" calcext:value-type="string">
            <text:p>Week 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om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54]&amp;&quot;=&quot;&amp;[.C54]&amp;&quot;.&quot;&amp;[.D54]" office:value-type="string" office:string-value="71=Rom.12" calcext:value-type="string">
            <text:p>71=Rom.1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Rom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55]&amp;&quot;=&quot;&amp;[.C55]&amp;&quot;.&quot;&amp;[.D55]" office:value-type="string" office:string-value="72=Rom.13" calcext:value-type="string">
            <text:p>72=Rom.1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Rom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56]&amp;&quot;=&quot;&amp;[.C56]&amp;&quot;.&quot;&amp;[.D56]" office:value-type="string" office:string-value="73=Rom.14" calcext:value-type="string">
            <text:p>73=Rom.1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Rom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57]&amp;&quot;=&quot;&amp;[.C57]&amp;&quot;.&quot;&amp;[.D57]" office:value-type="string" office:string-value="74=Rom.15" calcext:value-type="string">
            <text:p>74=Rom.1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om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58]&amp;&quot;=&quot;&amp;[.C58]&amp;&quot;.&quot;&amp;[.D58]" office:value-type="string" office:string-value="75=Rom.16" calcext:value-type="string">
            <text:p>75=Rom.16</text:p>
          </table:table-cell>
        </table:table-row>
        <table:table-row table:style-name="ro1">
          <table:table-cell office:value-type="string" calcext:value-type="string">
            <text:p>Week 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ph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9]&amp;&quot;=&quot;&amp;[.C59]&amp;&quot;.&quot;&amp;[.D59]" office:value-type="string" office:string-value="78=Eph.1" calcext:value-type="string">
            <text:p>78=Eph.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Eph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0]&amp;&quot;=&quot;&amp;[.C60]&amp;&quot;.&quot;&amp;[.D60]" office:value-type="string" office:string-value="79=Eph.2" calcext:value-type="string">
            <text:p>79=Eph.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Eph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61]&amp;&quot;=&quot;&amp;[.C61]&amp;&quot;.&quot;&amp;[.D61]" office:value-type="string" office:string-value="80=Eph.3" calcext:value-type="string">
            <text:p>80=Eph.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Eph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62]&amp;&quot;=&quot;&amp;[.C62]&amp;&quot;.&quot;&amp;[.D62]" office:value-type="string" office:string-value="81=Eph.4" calcext:value-type="string">
            <text:p>81=Eph.4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Eph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63]&amp;&quot;=&quot;&amp;[.C63]&amp;&quot;.&quot;&amp;[.D63]" office:value-type="string" office:string-value="82=Eph.5" calcext:value-type="string">
            <text:p>82=Eph.5</text:p>
          </table:table-cell>
        </table:table-row>
        <table:table-row table:style-name="ro1">
          <table:table-cell office:value-type="string" calcext:value-type="string">
            <text:p>Week 1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ph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64]&amp;&quot;=&quot;&amp;[.C64]&amp;&quot;.&quot;&amp;[.D64]" office:value-type="string" office:string-value="85=Eph.6" calcext:value-type="string">
            <text:p>85=Eph.6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Phi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5]&amp;&quot;=&quot;&amp;[.C65]&amp;&quot;.&quot;&amp;[.D65]" office:value-type="string" office:string-value="86=Phil.1" calcext:value-type="string">
            <text:p>86=Phil.1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Phil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6]&amp;&quot;=&quot;&amp;[.C66]&amp;&quot;.&quot;&amp;[.D66]" office:value-type="string" office:string-value="87=Phil.2" calcext:value-type="string">
            <text:p>87=Phil.2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Phil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67]&amp;&quot;=&quot;&amp;[.C67]&amp;&quot;.&quot;&amp;[.D67]" office:value-type="string" office:string-value="88=Phil.3" calcext:value-type="string">
            <text:p>88=Phil.3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hil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68]&amp;&quot;=&quot;&amp;[.C68]&amp;&quot;.&quot;&amp;[.D68]" office:value-type="string" office:string-value="89=Phil.4" calcext:value-type="string">
            <text:p>89=Phil.4</text:p>
          </table:table-cell>
        </table:table-row>
        <table:table-row table:style-name="ro1">
          <table:table-cell office:value-type="string" calcext:value-type="string">
            <text:p>Week 1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9]&amp;&quot;=&quot;&amp;[.C69]&amp;&quot;.&quot;&amp;[.D69]" office:value-type="string" office:string-value="92=Col.1" calcext:value-type="string">
            <text:p>92=Col.1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Col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0]&amp;&quot;=&quot;&amp;[.C70]&amp;&quot;.&quot;&amp;[.D70]" office:value-type="string" office:string-value="93=Col.2" calcext:value-type="string">
            <text:p>93=Col.2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Col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1]&amp;&quot;=&quot;&amp;[.C71]&amp;&quot;.&quot;&amp;[.D71]" office:value-type="string" office:string-value="94=Col.3" calcext:value-type="string">
            <text:p>94=Col.3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ol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72]&amp;&quot;=&quot;&amp;[.C72]&amp;&quot;.&quot;&amp;[.D72]" office:value-type="string" office:string-value="95=Col.4" calcext:value-type="string">
            <text:p>95=Col.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Phl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3]&amp;&quot;=&quot;&amp;[.C73]&amp;&quot;.&quot;&amp;[.D73]" office:value-type="string" office:string-value="96=Phlm.1" calcext:value-type="string">
            <text:p>96=Phlm.1</text:p>
          </table:table-cell>
        </table:table-row>
        <table:table-row table:style-name="ro1">
          <table:table-cell office:value-type="string" calcext:value-type="string">
            <text:p>Week 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4]&amp;&quot;=&quot;&amp;[.C74]&amp;&quot;.&quot;&amp;[.D74]" office:value-type="string" office:string-value="99=Luke.1" calcext:value-type="string">
            <text:p>99=Luke.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&amp;&quot;=&quot;&amp;[.C75]&amp;&quot;.&quot;&amp;[.D75]" office:value-type="string" office:string-value="100=Luke.2" calcext:value-type="string">
            <text:p>100=Luke.2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Luke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6]&amp;&quot;=&quot;&amp;[.C76]&amp;&quot;.&quot;&amp;[.D76]" office:value-type="string" office:string-value="101=Luke.3" calcext:value-type="string">
            <text:p>101=Luke.3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77]&amp;&quot;=&quot;&amp;[.C77]&amp;&quot;.&quot;&amp;[.D77]" office:value-type="string" office:string-value="102=Luke.4" calcext:value-type="string">
            <text:p>102=Luke.4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8]&amp;&quot;=&quot;&amp;[.C78]&amp;&quot;.&quot;&amp;[.D78]" office:value-type="string" office:string-value="103=Luke.5" calcext:value-type="string">
            <text:p>103=Luke.5</text:p>
          </table:table-cell>
        </table:table-row>
        <table:table-row table:style-name="ro1">
          <table:table-cell office:value-type="string" calcext:value-type="string">
            <text:p>Week 1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79]&amp;&quot;=&quot;&amp;[.C79]&amp;&quot;.&quot;&amp;[.D79]" office:value-type="string" office:string-value="106=Luke.6" calcext:value-type="string">
            <text:p>106=Luke.6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80]&amp;&quot;=&quot;&amp;[.C80]&amp;&quot;.&quot;&amp;[.D80]" office:value-type="string" office:string-value="107=Luke.7" calcext:value-type="string">
            <text:p>107=Luke.7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Luke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81]&amp;&quot;=&quot;&amp;[.C81]&amp;&quot;.&quot;&amp;[.D81]" office:value-type="string" office:string-value="108=Luke.8" calcext:value-type="string">
            <text:p>108=Luke.8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82]&amp;&quot;=&quot;&amp;[.C82]&amp;&quot;.&quot;&amp;[.D82]" office:value-type="string" office:string-value="109=Luke.9" calcext:value-type="string">
            <text:p>109=Luke.9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3]&amp;&quot;=&quot;&amp;[.C83]&amp;&quot;.&quot;&amp;[.D83]" office:value-type="string" office:string-value="110=Luke.10" calcext:value-type="string">
            <text:p>110=Luke.10</text:p>
          </table:table-cell>
        </table:table-row>
        <table:table-row table:style-name="ro1">
          <table:table-cell office:value-type="string" calcext:value-type="string">
            <text:p>Week 1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84]&amp;&quot;=&quot;&amp;[.C84]&amp;&quot;.&quot;&amp;[.D84]" office:value-type="string" office:string-value="113=Luke.11" calcext:value-type="string">
            <text:p>113=Luke.11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85]&amp;&quot;=&quot;&amp;[.C85]&amp;&quot;.&quot;&amp;[.D85]" office:value-type="string" office:string-value="114=Luke.12" calcext:value-type="string">
            <text:p>114=Luke.12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86]&amp;&quot;=&quot;&amp;[.C86]&amp;&quot;.&quot;&amp;[.D86]" office:value-type="string" office:string-value="115=Luke.13" calcext:value-type="string">
            <text:p>115=Luke.13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87]&amp;&quot;=&quot;&amp;[.C87]&amp;&quot;.&quot;&amp;[.D87]" office:value-type="string" office:string-value="116=Luke.14" calcext:value-type="string">
            <text:p>116=Luke.14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Luke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88]&amp;&quot;=&quot;&amp;[.C88]&amp;&quot;.&quot;&amp;[.D88]" office:value-type="string" office:string-value="117=Luke.15" calcext:value-type="string">
            <text:p>117=Luke.15</text:p>
          </table:table-cell>
        </table:table-row>
        <table:table-row table:style-name="ro1">
          <table:table-cell office:value-type="string" calcext:value-type="string">
            <text:p>Week 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uke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89]&amp;&quot;=&quot;&amp;[.C89]&amp;&quot;.&quot;&amp;[.D89]" office:value-type="string" office:string-value="120=Luke.16" calcext:value-type="string">
            <text:p>120=Luke.16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90]&amp;&quot;=&quot;&amp;[.C90]&amp;&quot;.&quot;&amp;[.D90]" office:value-type="string" office:string-value="121=Luke.17" calcext:value-type="string">
            <text:p>121=Luke.17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Luk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91]&amp;&quot;=&quot;&amp;[.C91]&amp;&quot;.&quot;&amp;[.D91]" office:value-type="string" office:string-value="122=Luke.18" calcext:value-type="string">
            <text:p>122=Luke.18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Luke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92]&amp;&quot;=&quot;&amp;[.C92]&amp;&quot;.&quot;&amp;[.D92]" office:value-type="string" office:string-value="123=Luke.19" calcext:value-type="string">
            <text:p>123=Luke.1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Luk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93]&amp;&quot;=&quot;&amp;[.C93]&amp;&quot;.&quot;&amp;[.D93]" office:value-type="string" office:string-value="124=Luke.20" calcext:value-type="string">
            <text:p>124=Luke.20</text:p>
          </table:table-cell>
        </table:table-row>
        <table:table-row table:style-name="ro1">
          <table:table-cell office:value-type="string" calcext:value-type="string">
            <text:p>Week 1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94]&amp;&quot;=&quot;&amp;[.C94]&amp;&quot;.&quot;&amp;[.D94]" office:value-type="string" office:string-value="127=Luke.21" calcext:value-type="string">
            <text:p>127=Luke.2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Luke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95]&amp;&quot;=&quot;&amp;[.C95]&amp;&quot;.&quot;&amp;[.D95]" office:value-type="string" office:string-value="128=Luke.22" calcext:value-type="string">
            <text:p>128=Luke.22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Luke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96]&amp;&quot;=&quot;&amp;[.C96]&amp;&quot;.&quot;&amp;[.D96]" office:value-type="string" office:string-value="129=Luke.23" calcext:value-type="string">
            <text:p>129=Luke.23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Luk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97]&amp;&quot;=&quot;&amp;[.C97]&amp;&quot;.&quot;&amp;[.D97]" office:value-type="string" office:string-value="130=Luke.24" calcext:value-type="string">
            <text:p>130=Luke.24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1C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8]&amp;&quot;=&quot;&amp;[.C98]&amp;&quot;.&quot;&amp;[.D98]" office:value-type="string" office:string-value="131=1Cor.1" calcext:value-type="string">
            <text:p>131=1Cor.1</text:p>
          </table:table-cell>
        </table:table-row>
        <table:table-row table:style-name="ro1">
          <table:table-cell office:value-type="string" calcext:value-type="string">
            <text:p>Week 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Co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9]&amp;&quot;=&quot;&amp;[.C99]&amp;&quot;.&quot;&amp;[.D99]" office:value-type="string" office:string-value="134=1Cor.2" calcext:value-type="string">
            <text:p>134=1Cor.2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1Co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00]&amp;&quot;=&quot;&amp;[.C100]&amp;&quot;.&quot;&amp;[.D100]" office:value-type="string" office:string-value="135=1Cor.3" calcext:value-type="string">
            <text:p>135=1Cor.3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1Co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01]&amp;&quot;=&quot;&amp;[.C101]&amp;&quot;.&quot;&amp;[.D101]" office:value-type="string" office:string-value="136=1Cor.4" calcext:value-type="string">
            <text:p>136=1Cor.4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1Cor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02]&amp;&quot;=&quot;&amp;[.C102]&amp;&quot;.&quot;&amp;[.D102]" office:value-type="string" office:string-value="137=1Cor.5" calcext:value-type="string">
            <text:p>137=1Cor.5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1Cor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3]&amp;&quot;=&quot;&amp;[.C103]&amp;&quot;.&quot;&amp;[.D103]" office:value-type="string" office:string-value="138=1Cor.6" calcext:value-type="string">
            <text:p>138=1Cor.6</text:p>
          </table:table-cell>
        </table:table-row>
        <table:table-row table:style-name="ro1">
          <table:table-cell office:value-type="string" calcext:value-type="string">
            <text:p>Week 2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Cor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04]&amp;&quot;=&quot;&amp;[.C104]&amp;&quot;.&quot;&amp;[.D104]" office:value-type="string" office:string-value="141=1Cor.7" calcext:value-type="string">
            <text:p>141=1Cor.7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1Cor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05]&amp;&quot;=&quot;&amp;[.C105]&amp;&quot;.&quot;&amp;[.D105]" office:value-type="string" office:string-value="142=1Cor.8" calcext:value-type="string">
            <text:p>142=1Cor.8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1Cor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06]&amp;&quot;=&quot;&amp;[.C106]&amp;&quot;.&quot;&amp;[.D106]" office:value-type="string" office:string-value="143=1Cor.9" calcext:value-type="string">
            <text:p>143=1Cor.9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1Cor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07]&amp;&quot;=&quot;&amp;[.C107]&amp;&quot;.&quot;&amp;[.D107]" office:value-type="string" office:string-value="144=1Cor.10" calcext:value-type="string">
            <text:p>144=1Cor.1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1Cor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08]&amp;&quot;=&quot;&amp;[.C108]&amp;&quot;.&quot;&amp;[.D108]" office:value-type="string" office:string-value="145=1Cor.11" calcext:value-type="string">
            <text:p>145=1Cor.11</text:p>
          </table:table-cell>
        </table:table-row>
        <table:table-row table:style-name="ro1">
          <table:table-cell office:value-type="string" calcext:value-type="string">
            <text:p>Week 2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Cor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09]&amp;&quot;=&quot;&amp;[.C109]&amp;&quot;.&quot;&amp;[.D109]" office:value-type="string" office:string-value="148=1Cor.12" calcext:value-type="string">
            <text:p>148=1Cor.12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1Cor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10]&amp;&quot;=&quot;&amp;[.C110]&amp;&quot;.&quot;&amp;[.D110]" office:value-type="string" office:string-value="149=1Cor.13" calcext:value-type="string">
            <text:p>149=1Cor.1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1Cor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11]&amp;&quot;=&quot;&amp;[.C111]&amp;&quot;.&quot;&amp;[.D111]" office:value-type="string" office:string-value="150=1Cor.14" calcext:value-type="string">
            <text:p>150=1Cor.14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1Cor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12]&amp;&quot;=&quot;&amp;[.C112]&amp;&quot;.&quot;&amp;[.D112]" office:value-type="string" office:string-value="151=1Cor.15" calcext:value-type="string">
            <text:p>151=1Cor.15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1Cor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13]&amp;&quot;=&quot;&amp;[.C113]&amp;&quot;.&quot;&amp;[.D113]" office:value-type="string" office:string-value="152=1Cor.16" calcext:value-type="string">
            <text:p>152=1Cor.16</text:p>
          </table:table-cell>
        </table:table-row>
        <table:table-row table:style-name="ro1">
          <table:table-cell office:value-type="string" calcext:value-type="string">
            <text:p>Week 2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2C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4]&amp;&quot;=&quot;&amp;[.C114]&amp;&quot;.&quot;&amp;[.D114]" office:value-type="string" office:string-value="155=2Cor.1" calcext:value-type="string">
            <text:p>155=2Cor.1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2Co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5]&amp;&quot;=&quot;&amp;[.C115]&amp;&quot;.&quot;&amp;[.D115]" office:value-type="string" office:string-value="156=2Cor.2" calcext:value-type="string">
            <text:p>156=2Cor.2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2Co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16]&amp;&quot;=&quot;&amp;[.C116]&amp;&quot;.&quot;&amp;[.D116]" office:value-type="string" office:string-value="157=2Cor.3" calcext:value-type="string">
            <text:p>157=2Cor.3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2Co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17]&amp;&quot;=&quot;&amp;[.C117]&amp;&quot;.&quot;&amp;[.D117]" office:value-type="string" office:string-value="158=2Cor.4" calcext:value-type="string">
            <text:p>158=2Cor.4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2Cor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18]&amp;&quot;=&quot;&amp;[.C118]&amp;&quot;.&quot;&amp;[.D118]" office:value-type="string" office:string-value="159=2Cor.5" calcext:value-type="string">
            <text:p>159=2Cor.5</text:p>
          </table:table-cell>
        </table:table-row>
        <table:table-row table:style-name="ro1">
          <table:table-cell office:value-type="string" calcext:value-type="string">
            <text:p>Week 2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Cor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19]&amp;&quot;=&quot;&amp;[.C119]&amp;&quot;.&quot;&amp;[.D119]" office:value-type="string" office:string-value="162=2Cor.6" calcext:value-type="string">
            <text:p>162=2Cor.6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2Cor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20]&amp;&quot;=&quot;&amp;[.C120]&amp;&quot;.&quot;&amp;[.D120]" office:value-type="string" office:string-value="163=2Cor.7" calcext:value-type="string">
            <text:p>163=2Cor.7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2Cor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1]&amp;&quot;=&quot;&amp;[.C121]&amp;&quot;.&quot;&amp;[.D121]" office:value-type="string" office:string-value="164=2Cor.8" calcext:value-type="string">
            <text:p>164=2Cor.8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Cor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22]&amp;&quot;=&quot;&amp;[.C122]&amp;&quot;.&quot;&amp;[.D122]" office:value-type="string" office:string-value="165=2Cor.9" calcext:value-type="string">
            <text:p>165=2Cor.9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2Cor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23]&amp;&quot;=&quot;&amp;[.C123]&amp;&quot;.&quot;&amp;[.D123]" office:value-type="string" office:string-value="166=2Cor.10" calcext:value-type="string">
            <text:p>166=2Cor.10</text:p>
          </table:table-cell>
        </table:table-row>
        <table:table-row table:style-name="ro1">
          <table:table-cell office:value-type="string" calcext:value-type="string">
            <text:p>Week 2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Cor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24]&amp;&quot;=&quot;&amp;[.C124]&amp;&quot;.&quot;&amp;[.D124]" office:value-type="string" office:string-value="169=2Cor.11" calcext:value-type="string">
            <text:p>169=2Cor.11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2Cor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25]&amp;&quot;=&quot;&amp;[.C125]&amp;&quot;.&quot;&amp;[.D125]" office:value-type="string" office:string-value="170=2Cor.12" calcext:value-type="string">
            <text:p>170=2Cor.12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2Cor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26]&amp;&quot;=&quot;&amp;[.C126]&amp;&quot;.&quot;&amp;[.D126]" office:value-type="string" office:string-value="171=2Cor.13" calcext:value-type="string">
            <text:p>171=2Cor.13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1Ti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27]&amp;&quot;=&quot;&amp;[.C127]&amp;&quot;.&quot;&amp;[.D127]" office:value-type="string" office:string-value="172=1Tim.1" calcext:value-type="string">
            <text:p>172=1Tim.1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1Tim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8]&amp;&quot;=&quot;&amp;[.C128]&amp;&quot;.&quot;&amp;[.D128]" office:value-type="string" office:string-value="173=1Tim.2" calcext:value-type="string">
            <text:p>173=1Tim.2</text:p>
          </table:table-cell>
        </table:table-row>
        <table:table-row table:style-name="ro1">
          <table:table-cell office:value-type="string" calcext:value-type="string">
            <text:p>Week 2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Ti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29]&amp;&quot;=&quot;&amp;[.C129]&amp;&quot;.&quot;&amp;[.D129]" office:value-type="string" office:string-value="176=1Tim.3" calcext:value-type="string">
            <text:p>176=1Tim.3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1Tim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30]&amp;&quot;=&quot;&amp;[.C130]&amp;&quot;.&quot;&amp;[.D130]" office:value-type="string" office:string-value="177=1Tim.4" calcext:value-type="string">
            <text:p>177=1Tim.4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1Tim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31]&amp;&quot;=&quot;&amp;[.C131]&amp;&quot;.&quot;&amp;[.D131]" office:value-type="string" office:string-value="178=1Tim.5" calcext:value-type="string">
            <text:p>178=1Tim.5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1Tim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32]&amp;&quot;=&quot;&amp;[.C132]&amp;&quot;.&quot;&amp;[.D132]" office:value-type="string" office:string-value="179=1Tim.6" calcext:value-type="string">
            <text:p>179=1Tim.6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2Ti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3]&amp;&quot;=&quot;&amp;[.C133]&amp;&quot;.&quot;&amp;[.D133]" office:value-type="string" office:string-value="180=2Tim.1" calcext:value-type="string">
            <text:p>180=2Tim.1</text:p>
          </table:table-cell>
        </table:table-row>
        <table:table-row table:style-name="ro1">
          <table:table-cell office:value-type="string" calcext:value-type="string">
            <text:p>Week 2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Tim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4]&amp;&quot;=&quot;&amp;[.C134]&amp;&quot;.&quot;&amp;[.D134]" office:value-type="string" office:string-value="183=2Tim.2" calcext:value-type="string">
            <text:p>183=2Tim.2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2Ti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35]&amp;&quot;=&quot;&amp;[.C135]&amp;&quot;.&quot;&amp;[.D135]" office:value-type="string" office:string-value="184=2Tim.3" calcext:value-type="string">
            <text:p>184=2Tim.3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2Tim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36]&amp;&quot;=&quot;&amp;[.C136]&amp;&quot;.&quot;&amp;[.D136]" office:value-type="string" office:string-value="185=2Tim.4" calcext:value-type="string">
            <text:p>185=2Tim.4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Titu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7]&amp;&quot;=&quot;&amp;[.C137]&amp;&quot;.&quot;&amp;[.D137]" office:value-type="string" office:string-value="186=Titus.1" calcext:value-type="string">
            <text:p>186=Titus.1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Titu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8]&amp;&quot;=&quot;&amp;[.C138]&amp;&quot;.&quot;&amp;[.D138]" office:value-type="string" office:string-value="187=Titus.2" calcext:value-type="string">
            <text:p>187=Titus.2</text:p>
          </table:table-cell>
        </table:table-row>
        <table:table-row table:style-name="ro1">
          <table:table-cell office:value-type="string" calcext:value-type="string">
            <text:p>Week 2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itus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39]&amp;&quot;=&quot;&amp;[.C139]&amp;&quot;.&quot;&amp;[.D139]" office:value-type="string" office:string-value="190=Titus.3" calcext:value-type="string">
            <text:p>190=Titus.3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1Joh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0]&amp;&quot;=&quot;&amp;[.C140]&amp;&quot;.&quot;&amp;[.D140]" office:value-type="string" office:string-value="191=1John.1" calcext:value-type="string">
            <text:p>191=1John.1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1Joh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1]&amp;&quot;=&quot;&amp;[.C141]&amp;&quot;.&quot;&amp;[.D141]" office:value-type="string" office:string-value="192=1John.2" calcext:value-type="string">
            <text:p>192=1John.2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1John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42]&amp;&quot;=&quot;&amp;[.C142]&amp;&quot;.&quot;&amp;[.D142]" office:value-type="string" office:string-value="193=1John.3" calcext:value-type="string">
            <text:p>193=1John.3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1John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43]&amp;&quot;=&quot;&amp;[.C143]&amp;&quot;.&quot;&amp;[.D143]" office:value-type="string" office:string-value="194=1John.4" calcext:value-type="string">
            <text:p>194=1John.4</text:p>
          </table:table-cell>
        </table:table-row>
        <table:table-row table:style-name="ro1">
          <table:table-cell office:value-type="string" calcext:value-type="string">
            <text:p>Week 2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John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44]&amp;&quot;=&quot;&amp;[.C144]&amp;&quot;.&quot;&amp;[.D144]" office:value-type="string" office:string-value="197=1John.5" calcext:value-type="string">
            <text:p>197=1John.5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2Joh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5]&amp;&quot;=&quot;&amp;[.C145]&amp;&quot;.&quot;&amp;[.D145]" office:value-type="string" office:string-value="198=2John.1" calcext:value-type="string">
            <text:p>198=2John.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3Joh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6]&amp;&quot;=&quot;&amp;[.C146]&amp;&quot;.&quot;&amp;[.D146]" office:value-type="string" office:string-value="199=3John.1" calcext:value-type="string">
            <text:p>199=3John.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1Pe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7]&amp;&quot;=&quot;&amp;[.C147]&amp;&quot;.&quot;&amp;[.D147]" office:value-type="string" office:string-value="200=1Pet.1" calcext:value-type="string">
            <text:p>200=1Pet.1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1Pet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8]&amp;&quot;=&quot;&amp;[.C148]&amp;&quot;.&quot;&amp;[.D148]" office:value-type="string" office:string-value="201=1Pet.2" calcext:value-type="string">
            <text:p>201=1Pet.2</text:p>
          </table:table-cell>
        </table:table-row>
        <table:table-row table:style-name="ro1">
          <table:table-cell office:value-type="string" calcext:value-type="string">
            <text:p>Week 3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Pet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49]&amp;&quot;=&quot;&amp;[.C149]&amp;&quot;.&quot;&amp;[.D149]" office:value-type="string" office:string-value="204=1Pet.3" calcext:value-type="string">
            <text:p>204=1Pet.3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1Pet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50]&amp;&quot;=&quot;&amp;[.C150]&amp;&quot;.&quot;&amp;[.D150]" office:value-type="string" office:string-value="205=1Pet.4" calcext:value-type="string">
            <text:p>205=1Pet.4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1Pe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1]&amp;&quot;=&quot;&amp;[.C151]&amp;&quot;.&quot;&amp;[.D151]" office:value-type="string" office:string-value="206=1Pet.5" calcext:value-type="string">
            <text:p>206=1Pet.5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52]&amp;&quot;=&quot;&amp;[.C152]&amp;&quot;.&quot;&amp;[.D152]" office:value-type="string" office:string-value="207=John.1" calcext:value-type="string">
            <text:p>207=John.1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3]&amp;&quot;=&quot;&amp;[.C153]&amp;&quot;.&quot;&amp;[.D153]" office:value-type="string" office:string-value="208=John.2" calcext:value-type="string">
            <text:p>208=John.2</text:p>
          </table:table-cell>
        </table:table-row>
        <table:table-row table:style-name="ro1">
          <table:table-cell office:value-type="string" calcext:value-type="string">
            <text:p>Week 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54]&amp;&quot;=&quot;&amp;[.C154]&amp;&quot;.&quot;&amp;[.D154]" office:value-type="string" office:string-value="211=John.3" calcext:value-type="string">
            <text:p>211=John.3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55]&amp;&quot;=&quot;&amp;[.C155]&amp;&quot;.&quot;&amp;[.D155]" office:value-type="string" office:string-value="212=John.4" calcext:value-type="string">
            <text:p>212=John.4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56]&amp;&quot;=&quot;&amp;[.C156]&amp;&quot;.&quot;&amp;[.D156]" office:value-type="string" office:string-value="213=John.5" calcext:value-type="string">
            <text:p>213=John.5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57]&amp;&quot;=&quot;&amp;[.C157]&amp;&quot;.&quot;&amp;[.D157]" office:value-type="string" office:string-value="214=John.6" calcext:value-type="string">
            <text:p>214=John.6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John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58]&amp;&quot;=&quot;&amp;[.C158]&amp;&quot;.&quot;&amp;[.D158]" office:value-type="string" office:string-value="215=John.7" calcext:value-type="string">
            <text:p>215=John.7</text:p>
          </table:table-cell>
        </table:table-row>
        <table:table-row table:style-name="ro1">
          <table:table-cell office:value-type="string" calcext:value-type="string">
            <text:p>Week 3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John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59]&amp;&quot;=&quot;&amp;[.C159]&amp;&quot;.&quot;&amp;[.D159]" office:value-type="string" office:string-value="218=John.8" calcext:value-type="string">
            <text:p>218=John.8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John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60]&amp;&quot;=&quot;&amp;[.C160]&amp;&quot;.&quot;&amp;[.D160]" office:value-type="string" office:string-value="219=John.9" calcext:value-type="string">
            <text:p>219=John.9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John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61]&amp;&quot;=&quot;&amp;[.C161]&amp;&quot;.&quot;&amp;[.D161]" office:value-type="string" office:string-value="220=John.10" calcext:value-type="string">
            <text:p>220=John.10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John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62]&amp;&quot;=&quot;&amp;[.C162]&amp;&quot;.&quot;&amp;[.D162]" office:value-type="string" office:string-value="221=John.11" calcext:value-type="string">
            <text:p>221=John.11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John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63]&amp;&quot;=&quot;&amp;[.C163]&amp;&quot;.&quot;&amp;[.D163]" office:value-type="string" office:string-value="222=John.12" calcext:value-type="string">
            <text:p>222=John.12</text:p>
          </table:table-cell>
        </table:table-row>
        <table:table-row table:style-name="ro1">
          <table:table-cell office:value-type="string" calcext:value-type="string">
            <text:p>Week 3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John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64]&amp;&quot;=&quot;&amp;[.C164]&amp;&quot;.&quot;&amp;[.D164]" office:value-type="string" office:string-value="225=John.13" calcext:value-type="string">
            <text:p>225=John.13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John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65]&amp;&quot;=&quot;&amp;[.C165]&amp;&quot;.&quot;&amp;[.D165]" office:value-type="string" office:string-value="226=John.14" calcext:value-type="string">
            <text:p>226=John.14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John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66]&amp;&quot;=&quot;&amp;[.C166]&amp;&quot;.&quot;&amp;[.D166]" office:value-type="string" office:string-value="227=John.15" calcext:value-type="string">
            <text:p>227=John.15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67]&amp;&quot;=&quot;&amp;[.C167]&amp;&quot;.&quot;&amp;[.D167]" office:value-type="string" office:string-value="228=John.16" calcext:value-type="string">
            <text:p>228=John.16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John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68]&amp;&quot;=&quot;&amp;[.C168]&amp;&quot;.&quot;&amp;[.D168]" office:value-type="string" office:string-value="229=John.17" calcext:value-type="string">
            <text:p>229=John.17</text:p>
          </table:table-cell>
        </table:table-row>
        <table:table-row table:style-name="ro1">
          <table:table-cell office:value-type="string" calcext:value-type="string">
            <text:p>Week 3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John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69]&amp;&quot;=&quot;&amp;[.C169]&amp;&quot;.&quot;&amp;[.D169]" office:value-type="string" office:string-value="232=John.18" calcext:value-type="string">
            <text:p>232=John.18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John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70]&amp;&quot;=&quot;&amp;[.C170]&amp;&quot;.&quot;&amp;[.D170]" office:value-type="string" office:string-value="233=John.19" calcext:value-type="string">
            <text:p>233=John.19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John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71]&amp;&quot;=&quot;&amp;[.C171]&amp;&quot;.&quot;&amp;[.D171]" office:value-type="string" office:string-value="234=John.20" calcext:value-type="string">
            <text:p>234=John.2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John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172]&amp;&quot;=&quot;&amp;[.C172]&amp;&quot;.&quot;&amp;[.D172]" office:value-type="string" office:string-value="235=John.21" calcext:value-type="string">
            <text:p>235=John.21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1Thes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73]&amp;&quot;=&quot;&amp;[.C173]&amp;&quot;.&quot;&amp;[.D173]" office:value-type="string" office:string-value="236=1Thess.1" calcext:value-type="string">
            <text:p>236=1Thess.1</text:p>
          </table:table-cell>
        </table:table-row>
        <table:table-row table:style-name="ro1">
          <table:table-cell office:value-type="string" calcext:value-type="string">
            <text:p>Week 3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1Thes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74]&amp;&quot;=&quot;&amp;[.C174]&amp;&quot;.&quot;&amp;[.D174]" office:value-type="string" office:string-value="239=1Thess.2" calcext:value-type="string">
            <text:p>239=1Thess.2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1Thess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75]&amp;&quot;=&quot;&amp;[.C175]&amp;&quot;.&quot;&amp;[.D175]" office:value-type="string" office:string-value="240=1Thess.3" calcext:value-type="string">
            <text:p>240=1Thess.3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1Thess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76]&amp;&quot;=&quot;&amp;[.C176]&amp;&quot;.&quot;&amp;[.D176]" office:value-type="string" office:string-value="241=1Thess.4" calcext:value-type="string">
            <text:p>241=1Thess.4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1Thess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77]&amp;&quot;=&quot;&amp;[.C177]&amp;&quot;.&quot;&amp;[.D177]" office:value-type="string" office:string-value="242=1Thess.5" calcext:value-type="string">
            <text:p>242=1Thess.5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2Thes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78]&amp;&quot;=&quot;&amp;[.C178]&amp;&quot;.&quot;&amp;[.D178]" office:value-type="string" office:string-value="243=2Thess.1" calcext:value-type="string">
            <text:p>243=2Thess.1</text:p>
          </table:table-cell>
        </table:table-row>
        <table:table-row table:style-name="ro1">
          <table:table-cell office:value-type="string" calcext:value-type="string">
            <text:p>Week 3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2Thes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79]&amp;&quot;=&quot;&amp;[.C179]&amp;&quot;.&quot;&amp;[.D179]" office:value-type="string" office:string-value="246=2Thess.2" calcext:value-type="string">
            <text:p>246=2Thess.2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2Thess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80]&amp;&quot;=&quot;&amp;[.C180]&amp;&quot;.&quot;&amp;[.D180]" office:value-type="string" office:string-value="247=2Thess.3" calcext:value-type="string">
            <text:p>247=2Thess.3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2Pe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81]&amp;&quot;=&quot;&amp;[.C181]&amp;&quot;.&quot;&amp;[.D181]" office:value-type="string" office:string-value="248=2Pet.1" calcext:value-type="string">
            <text:p>248=2Pet.1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Pet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82]&amp;&quot;=&quot;&amp;[.C182]&amp;&quot;.&quot;&amp;[.D182]" office:value-type="string" office:string-value="249=2Pet.2" calcext:value-type="string">
            <text:p>249=2Pet.2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Pet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83]&amp;&quot;=&quot;&amp;[.C183]&amp;&quot;.&quot;&amp;[.D183]" office:value-type="string" office:string-value="250=2Pet.3" calcext:value-type="string">
            <text:p>250=2Pet.3</text:p>
          </table:table-cell>
        </table:table-row>
        <table:table-row table:style-name="ro1">
          <table:table-cell office:value-type="string" calcext:value-type="string">
            <text:p>Week 3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ud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84]&amp;&quot;=&quot;&amp;[.C184]&amp;&quot;.&quot;&amp;[.D184]" office:value-type="string" office:string-value="253=Jude.1" calcext:value-type="string">
            <text:p>253=Jude.1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Rev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85]&amp;&quot;=&quot;&amp;[.C185]&amp;&quot;.&quot;&amp;[.D185]" office:value-type="string" office:string-value="254=Rev.1" calcext:value-type="string">
            <text:p>254=Rev.1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v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86]&amp;&quot;=&quot;&amp;[.C186]&amp;&quot;.&quot;&amp;[.D186]" office:value-type="string" office:string-value="255=Rev.2" calcext:value-type="string">
            <text:p>255=Rev.2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Rev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87]&amp;&quot;=&quot;&amp;[.C187]&amp;&quot;.&quot;&amp;[.D187]" office:value-type="string" office:string-value="256=Rev.3" calcext:value-type="string">
            <text:p>256=Rev.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Rev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88]&amp;&quot;=&quot;&amp;[.C188]&amp;&quot;.&quot;&amp;[.D188]" office:value-type="string" office:string-value="257=Rev.4" calcext:value-type="string">
            <text:p>257=Rev.4</text:p>
          </table:table-cell>
        </table:table-row>
        <table:table-row table:style-name="ro1">
          <table:table-cell office:value-type="string" calcext:value-type="string">
            <text:p>Week 3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Rev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89]&amp;&quot;=&quot;&amp;[.C189]&amp;&quot;.&quot;&amp;[.D189]" office:value-type="string" office:string-value="260=Rev.5" calcext:value-type="string">
            <text:p>260=Rev.5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Rev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90]&amp;&quot;=&quot;&amp;[.C190]&amp;&quot;.&quot;&amp;[.D190]" office:value-type="string" office:string-value="261=Rev.6" calcext:value-type="string">
            <text:p>261=Rev.6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Rev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91]&amp;&quot;=&quot;&amp;[.C191]&amp;&quot;.&quot;&amp;[.D191]" office:value-type="string" office:string-value="262=Rev.7" calcext:value-type="string">
            <text:p>262=Rev.7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Rev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92]&amp;&quot;=&quot;&amp;[.C192]&amp;&quot;.&quot;&amp;[.D192]" office:value-type="string" office:string-value="263=Rev.8" calcext:value-type="string">
            <text:p>263=Rev.8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Rev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93]&amp;&quot;=&quot;&amp;[.C193]&amp;&quot;.&quot;&amp;[.D193]" office:value-type="string" office:string-value="264=Rev.9" calcext:value-type="string">
            <text:p>264=Rev.9</text:p>
          </table:table-cell>
        </table:table-row>
        <table:table-row table:style-name="ro1">
          <table:table-cell office:value-type="string" calcext:value-type="string">
            <text:p>Week 3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ev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94]&amp;&quot;=&quot;&amp;[.C194]&amp;&quot;.&quot;&amp;[.D194]" office:value-type="string" office:string-value="267=Rev.10" calcext:value-type="string">
            <text:p>267=Rev.10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Rev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95]&amp;&quot;=&quot;&amp;[.C195]&amp;&quot;.&quot;&amp;[.D195]" office:value-type="string" office:string-value="268=Rev.11" calcext:value-type="string">
            <text:p>268=Rev.11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Rev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96]&amp;&quot;=&quot;&amp;[.C196]&amp;&quot;.&quot;&amp;[.D196]" office:value-type="string" office:string-value="269=Rev.12" calcext:value-type="string">
            <text:p>269=Rev.12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Rev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97]&amp;&quot;=&quot;&amp;[.C197]&amp;&quot;.&quot;&amp;[.D197]" office:value-type="string" office:string-value="270=Rev.13" calcext:value-type="string">
            <text:p>270=Rev.13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Rev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98]&amp;&quot;=&quot;&amp;[.C198]&amp;&quot;.&quot;&amp;[.D198]" office:value-type="string" office:string-value="271=Rev.14" calcext:value-type="string">
            <text:p>271=Rev.14</text:p>
          </table:table-cell>
        </table:table-row>
        <table:table-row table:style-name="ro1">
          <table:table-cell office:value-type="string" calcext:value-type="string">
            <text:p>Week 4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ev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99]&amp;&quot;=&quot;&amp;[.C199]&amp;&quot;.&quot;&amp;[.D199]" office:value-type="string" office:string-value="274=Rev.15" calcext:value-type="string">
            <text:p>274=Rev.15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Rev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200]&amp;&quot;=&quot;&amp;[.C200]&amp;&quot;.&quot;&amp;[.D200]" office:value-type="string" office:string-value="275=Rev.16" calcext:value-type="string">
            <text:p>275=Rev.16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Rev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201]&amp;&quot;=&quot;&amp;[.C201]&amp;&quot;.&quot;&amp;[.D201]" office:value-type="string" office:string-value="276=Rev.17" calcext:value-type="string">
            <text:p>276=Rev.17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Rev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202]&amp;&quot;=&quot;&amp;[.C202]&amp;&quot;.&quot;&amp;[.D202]" office:value-type="string" office:string-value="277=Rev.18" calcext:value-type="string">
            <text:p>277=Rev.18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Rev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203]&amp;&quot;=&quot;&amp;[.C203]&amp;&quot;.&quot;&amp;[.D203]" office:value-type="string" office:string-value="278=Rev.19" calcext:value-type="string">
            <text:p>278=Rev.19</text:p>
          </table:table-cell>
        </table:table-row>
        <table:table-row table:style-name="ro1">
          <table:table-cell office:value-type="string" calcext:value-type="string">
            <text:p>Week 4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Rev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04]&amp;&quot;=&quot;&amp;[.C204]&amp;&quot;.&quot;&amp;[.D204]" office:value-type="string" office:string-value="281=Rev.20" calcext:value-type="string">
            <text:p>281=Rev.20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Rev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205]&amp;&quot;=&quot;&amp;[.C205]&amp;&quot;.&quot;&amp;[.D205]" office:value-type="string" office:string-value="282=Rev.21" calcext:value-type="string">
            <text:p>282=Rev.21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Rev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206]&amp;&quot;=&quot;&amp;[.C206]&amp;&quot;.&quot;&amp;[.D206]" office:value-type="string" office:string-value="283=Rev.22" calcext:value-type="string">
            <text:p>283=Rev.22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42</text:p>
          </table:table-cell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43</text:p>
          </table:table-cell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44</text:p>
          </table:table-cell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45</text:p>
          </table:table-cell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46</text:p>
          </table:table-cell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47</text:p>
          </table:table-cell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48</text:p>
          </table:table-cell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49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50</text:p>
          </table:table-cell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51</text:p>
          </table:table-cell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52</text:p>
          </table:table-cell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53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7:34:31.2242175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20:08:58.859928043</meta:creation-date>
    <dc:date>2025-01-15T17:36:12.789377865</dc:date>
    <meta:editing-duration>PT10M23S</meta:editing-duration>
    <meta:editing-cycles>3</meta:editing-cycles>
    <meta:generator>LibreOffice/24.2.7.2$Linux_X86_64 LibreOffice_project/420$Build-2</meta:generator>
    <meta:document-statistic meta:table-count="1" meta:cell-count="926" meta:object-count="0"/>
  </office:meta>
</office:document-meta>
</file>